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3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3.8854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style:font-name="Liberation Sans"/>
    </style:style>
    <style:style style:name="ce3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ccffcc"/>
    </style:style>
    <style:style style:name="ce8" style:family="table-cell" style:parent-style-name="Default" style:data-style-name="N37">
      <style:table-cell-properties fo:background-color="#ffff99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cc" fo:wrap-option="wrap"/>
    </style:style>
    <style:style style:name="ce13" style:family="table-cell" style:parent-style-name="Default">
      <style:table-cell-properties fo:background-color="#ffff99" fo:wrap-option="wrap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6" office:value-type="string" calcext:value-type="string">
            <text:p>Date</text:p>
          </table:table-cell>
          <table:table-cell table:style-name="ce11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string" calcext:value-type="string">
            <text:p>в Новой год</text:p>
          </table:table-cell>
          <table:table-cell table:style-name="ce7" office:value-type="date" office:date-value="1788-01-01" calcext:value-type="date">
            <text:p>01/01/88</text:p>
          </table:table-cell>
          <table:table-cell table:style-name="ce12" office:value-type="string" calcext:value-type="string">
            <text:p>New Year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Богоявления Господн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Богоявление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ругой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ь день Алексия человека Божия</text:p>
          </table:table-cell>
          <table:table-cell table:style-name="ce7" office:value-type="date" office:date-value="1788-03-17" calcext:value-type="date">
            <text:p>03/17/88</text:p>
          </table:table-cell>
          <table:table-cell table:style-name="ce12" office:value-type="string" calcext:value-type="string">
            <text:p>Day of Alexis, Man of Go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Георгия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2" office:value-type="string" calcext:value-type="string">
            <text:p>Day of St. Georg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день Св . Великомученика Георгия 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2" office:value-type="string" calcext:value-type="string">
            <text:p>Day of St. Georg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Иоанна Богослова</text:p>
          </table:table-cell>
          <table:table-cell table:style-name="ce7" office:value-type="date" office:date-value="1788-05-08" calcext:value-type="date">
            <text:p>05/08/88</text:p>
          </table:table-cell>
          <table:table-cell table:style-name="ce12" office:value-type="string" calcext:value-type="string">
            <text:p>Day of St. John the Evangeli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етропавловская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день Св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Прокопия</text:p>
          </table:table-cell>
          <table:table-cell table:style-name="ce7" office:value-type="date" office:date-value="1788-07-08" calcext:value-type="date">
            <text:p>07/08/88</text:p>
          </table:table-cell>
          <table:table-cell table:style-name="ce12" office:value-type="string" calcext:value-type="string">
            <text:p>Day of St. Procopi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Июле месяце перед Ильиным днем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Elijah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Day of the prophet Elijah, also Elijah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Day of the prophet Elijah, also Elijah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string" calcext:value-type="string">
            <text:p>в пяток предъ днем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13" office:value-type="string" calcext:value-type="string">
            <text:p>Seems to be the Friday before the Day of the Prophet Elija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Elijah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в день С . Иоанна Крестителя</text:p>
          </table:table-cell>
          <table:table-cell table:style-name="ce7" office:value-type="date" office:date-value="1788-07-25" calcext:value-type="date">
            <text:p>07/25/88</text:p>
          </table:table-cell>
          <table:table-cell table:style-name="ce12" office:value-type="string" calcext:value-type="string">
            <text:p>Day of St. John the Bapti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string" calcext:value-type="string">
            <text:p>в пяток перед Петровым днем</text:p>
          </table:table-cell>
          <table:table-cell table:style-name="ce8" office:value-type="date" office:date-value="1788-07-29" calcext:value-type="date">
            <text:p>07/29/88</text:p>
          </table:table-cell>
          <table:table-cell table:style-name="ce13" office:value-type="string" calcext:value-type="string">
            <text:p>The Friday before Peter’s Day</text:p>
          </table:table-cell>
          <table:table-cell/>
        </table:table-row>
        <table:table-row table:style-name="ro1">
          <table:table-cell table:style-name="ce2" office:value-type="string" calcext:value-type="string">
            <text:p>на день седьми Мучеников Маккавей</text:p>
          </table:table-cell>
          <table:table-cell table:style-name="ce7" office:value-type="date" office:date-value="1788-08-01" calcext:value-type="date">
            <text:p>08/01/88</text:p>
          </table:table-cell>
          <table:table-cell table:style-name="ce12" office:value-type="string" calcext:value-type="string">
            <text:p>Day of the 7 Macabee Marty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еображения</text:p>
          </table:table-cell>
          <table:table-cell table:style-name="ce7" office:value-type="date" office:date-value="1788-08-06" calcext:value-type="date">
            <text:p>08/06/88</text:p>
          </table:table-cell>
          <table:table-cell table:style-name="ce12" office:value-type="string" calcext:value-type="string">
            <text:p>Day of the Transfigura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Успеньев день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Успения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успения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успения Пресвятые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Симеоновская в Сентябре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2" office:value-type="string" calcext:value-type="string">
            <text:p>Simeon in September, looked up feast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в день Симеона Столпника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2" office:value-type="string" calcext:value-type="string">
            <text:p>St. Simeon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Рождества Богородицы</text:p>
          </table:table-cell>
          <table:table-cell table:style-name="ce7" office:value-type="date" office:date-value="1788-09-08" calcext:value-type="date">
            <text:p>09/08/88</text:p>
          </table:table-cell>
          <table:table-cell table:style-name="ce12" office:value-type="string" calcext:value-type="string">
            <text:p>Nativity of the Theotokos, or the birth of Mar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оздвижения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2" office:value-type="string" calcext:value-type="string">
            <text:p>Day of the Exalta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оздвижения честного креста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2" office:value-type="string" calcext:value-type="string">
            <text:p>Day of the Exalta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Евстафия</text:p>
          </table:table-cell>
          <table:table-cell table:style-name="ce7" office:value-type="date" office:date-value="1788-09-20" calcext:value-type="date">
            <text:p>09/20/88</text:p>
          </table:table-cell>
          <table:table-cell table:style-name="ce12" office:value-type="string" calcext:value-type="string">
            <text:p>Day of St. Eustac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2" office:value-type="string" calcext:value-type="string">
            <text:p>Intercession of the Theotoko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2" office:value-type="string" calcext:value-type="string">
            <text:p>Intercession of the Theotoko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в день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2" office:value-type="string" calcext:value-type="string">
            <text:p>Day of St. Paraskeva. Text mentions Oct. 14, making this likely to be in honor of the Serbian St. Paraskeva. There are others, though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в день празднования Св.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2" office:value-type="string" calcext:value-type="string">
            <text:p>Feast day of St. Paraskeva. Text mentions Oct. 14, making this likely to be in honor of the Serbian St. Paraskeva. There are others, though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Димитрия</text:p>
          </table:table-cell>
          <table:table-cell table:style-name="ce7" office:value-type="date" office:date-value="1788-10-26" calcext:value-type="date">
            <text:p>10/26/88</text:p>
          </table:table-cell>
          <table:table-cell table:style-name="ce12" office:value-type="string" calcext:value-type="string">
            <text:p>Day of St. Demetrius of Thessalonic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Архистратига Михаила</text:p>
          </table:table-cell>
          <table:table-cell table:style-name="ce7" office:value-type="date" office:date-value="1788-11-08" calcext:value-type="date">
            <text:p>11/08/88</text:p>
          </table:table-cell>
          <table:table-cell table:style-name="ce12" office:value-type="string" calcext:value-type="string">
            <text:p>Michaelmas, also day of the Archangel Michae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ведения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2" office:value-type="string" calcext:value-type="string">
            <text:p>Presentation of Mar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обора Архистратига Михаила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2" office:value-type="string" calcext:value-type="string">
            <text:p>Day of the Cathedral of Archangel Michae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Чудотворца Николая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Day of Nicholas the Wonderwork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зимний Николин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In winter, St. Nicholas day (Day of Nicholas the Wonderworker)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есною в Николин же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Spring, St. Nicholas’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перед Рождеством Христовым</text:p>
          </table:table-cell>
          <table:table-cell table:style-name="ce7" office:value-type="date" office:date-value="1788-12-18" calcext:value-type="date">
            <text:p>12/18/88</text:p>
          </table:table-cell>
          <table:table-cell table:style-name="ce12" office:value-type="string" calcext:value-type="string">
            <text:p>A week before Christm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4" office:value-type="string" calcext:value-type="string">
            <text:p>в девятую</text:p>
          </table:table-cell>
          <table:table-cell table:style-name="ce9" office:value-type="string" calcext:value-type="string">
            <text:p>?</text:p>
          </table:table-cell>
          <table:table-cell table:style-name="ce13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  <table:table-cell/>
        </table:table-row>
        <table:table-row table:style-name="ro2">
          <table:table-cell table:style-name="ce4" office:value-type="string" calcext:value-type="string">
            <text:p>в десятую</text:p>
          </table:table-cell>
          <table:table-cell table:style-name="ce9" office:value-type="string" calcext:value-type="string">
            <text:p>?</text:p>
          </table:table-cell>
          <table:table-cell table:style-name="ce13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  <table:table-cell/>
        </table:table-row>
        <table:table-row table:style-name="ro1">
          <table:table-cell table:style-name="ce2" office:value-type="string" calcext:value-type="string">
            <text:p>в праздник Рождества Христова три дни</text:p>
          </table:table-cell>
          <table:table-cell table:style-name="ce10" office:value-type="string" calcext:value-type="string">
            <text:p>12/25/1788 – 12/28/1788</text:p>
          </table:table-cell>
          <table:table-cell table:style-name="ce12" office:value-type="string" calcext:value-type="string">
            <text:p>Nativity of Chri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и вторая Никольския</text:p>
          </table:table-cell>
          <table:table-cell table:style-name="ce10" office:value-type="string" calcext:value-type="string">
            <text:p>12/6/1788 and 5/9/1788</text:p>
          </table:table-cell>
          <table:table-cell table:style-name="ce12" office:value-type="string" calcext:value-type="string">
            <text:p>First and second feasts are on Nicholas’ days. Nicholas the Wonderworker has a main feast day and a second day of veneration, so it refers to both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и четвертая во дни Николая Чудотворца летнего и зимнего</text:p>
          </table:table-cell>
          <table:table-cell table:style-name="ce10" office:value-type="string" calcext:value-type="string">
            <text:p>12/6/1788 and 5/9/1788</text:p>
          </table:table-cell>
          <table:table-cell table:style-name="ce12" office:value-type="string" calcext:value-type="string">
            <text:p>Third and fourth fairs are on Nicholas’ days. Nicholas the Wonderworker has a main feast day and a second day of veneration, so it refers to both.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и третия на дни Великомученика Георгия летнего и зимнего</text:p>
          </table:table-cell>
          <table:table-cell table:style-name="ce10" office:value-type="string" calcext:value-type="string">
            <text:p>4/23/1788 and 11/26/1788</text:p>
          </table:table-cell>
          <table:table-cell table:style-name="ce12" office:value-type="string" calcext:value-type="string">
            <text:p>Second and third fairs on the Summer and winter days of St. Georg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Июня в первых числах</text:p>
          </table:table-cell>
          <table:table-cell table:style-name="ce10" office:value-type="string" calcext:value-type="string">
            <text:p>6/1/1788 – 6/10/1788</text:p>
          </table:table-cell>
          <table:table-cell table:style-name="ce12" office:value-type="string" calcext:value-type="string">
            <text:p>Approx. Early Ju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ятое Воскресенье три дни</text:p>
          </table:table-cell>
          <table:table-cell table:style-name="ce10" office:value-type="string" calcext:value-type="string">
            <text:p>Easter – 14</text:p>
          </table:table-cell>
          <table:table-cell table:style-name="ce12" office:value-type="string" calcext:value-type="string">
            <text:p>Fifth Sunday, presumably fifth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ярмарка в пятое Воскресенье великого пост</text:p>
          </table:table-cell>
          <table:table-cell table:style-name="ce10" office:value-type="string" calcext:value-type="string">
            <text:p>Easter – 14</text:p>
          </table:table-cell>
          <table:table-cell table:style-name="ce12" office:value-type="string" calcext:value-type="string">
            <text:p>Fifth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ост на похвальн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“Laudable week,” a name for the fifth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еликого поста на пят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Fifth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пятой неделе великого поста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Fifth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охвальную субботу</text:p>
          </table:table-cell>
          <table:table-cell table:style-name="ce10" office:value-type="string" calcext:value-type="string">
            <text:p>Easter – 15</text:p>
          </table:table-cell>
          <table:table-cell table:style-name="ce12" office:value-type="string" calcext:value-type="string">
            <text:p>Saturday of the Praise of the Virgi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table:style-name="ce2" office:value-type="string" calcext:value-type="string">
            <text:p>в день середопостия</text:p>
          </table:table-cell>
          <table:table-cell table:style-name="ce10" office:value-type="string" calcext:value-type="string">
            <text:p>Easter – 28</text:p>
          </table:table-cell>
          <table:table-cell table:style-name="ce12" office:value-type="string" calcext:value-type="string">
            <text:p>Mid-Lent, probably 3<text:span text:style-name="T1">rd</text:span> Sunday, via H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редине великого поста</text:p>
          </table:table-cell>
          <table:table-cell table:style-name="ce10" office:value-type="string" calcext:value-type="string">
            <text:p>Easter – 28</text:p>
          </table:table-cell>
          <table:table-cell table:style-name="ce12" office:value-type="string" calcext:value-type="string">
            <text:p>“In the midst of Lent”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ост о Крестопоклонной неделе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2" office:value-type="string" calcext:value-type="string">
            <text:p>“Cross week,” a name for the third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третией неделе великого поста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2" office:value-type="string" calcext:value-type="string">
            <text:p>Third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великой пост на второй неделе в воскресенье</text:p>
          </table:table-cell>
          <table:table-cell table:style-name="ce10" office:value-type="string" calcext:value-type="string">
            <text:p>Easter – 35</text:p>
          </table:table-cell>
          <table:table-cell table:style-name="ce12" office:value-type="string" calcext:value-type="string">
            <text:p>Second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 в пятницу</text:p>
          </table:table-cell>
          <table:table-cell table:style-name="ce10" office:value-type="string" calcext:value-type="string">
            <text:p>Easter – 37</text:p>
          </table:table-cell>
          <table:table-cell table:style-name="ce12" office:value-type="string" calcext:value-type="string">
            <text:p>Friday of the 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ое Воскресени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First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ое Воскресень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First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ервой недели великого поста в Воскресенье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Sunday of the 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ую неделю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ую седмицу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 в четверток</text:p>
          </table:table-cell>
          <table:table-cell table:style-name="ce10" office:value-type="string" calcext:value-type="string">
            <text:p>Easter – 46</text:p>
          </table:table-cell>
          <table:table-cell table:style-name="ce12" office:value-type="string" calcext:value-type="string">
            <text:p>Thurs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 в пятницу</text:p>
          </table:table-cell>
          <table:table-cell table:style-name="ce10" office:value-type="string" calcext:value-type="string">
            <text:p>Easter – 47</text:p>
          </table:table-cell>
          <table:table-cell table:style-name="ce12" office:value-type="string" calcext:value-type="string">
            <text:p>Fri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 в среду</text:p>
          </table:table-cell>
          <table:table-cell table:style-name="ce10" office:value-type="string" calcext:value-type="string">
            <text:p>Easter – 48</text:p>
          </table:table-cell>
          <table:table-cell table:style-name="ce12" office:value-type="string" calcext:value-type="string">
            <text:p>Wednes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Сырную</text:p>
          </table:table-cell>
          <table:table-cell table:style-name="ce10" office:value-type="string" calcext:value-type="string">
            <text:p>Easter – 55 to Easter – 49</text:p>
          </table:table-cell>
          <table:table-cell table:style-name="ce12" office:value-type="string" calcext:value-type="string">
            <text:p>Cheese Wee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4" office:value-type="string" calcext:value-type="string">
            <text:p>в сплошную неделю</text:p>
          </table:table-cell>
          <table:table-cell table:style-name="ce9" office:value-type="string" calcext:value-type="string">
            <text:p>Easter – 55 to Easter – 49</text:p>
          </table:table-cell>
          <table:table-cell table:style-name="ce13" office:value-type="string" calcext:value-type="string">
            <text:p>Could be several weeks: Christmas, Publican and Pharisee, Bright Week, or Cheese Week, which I’ve chosen as likely, since it has many names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Сырную неделю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Cheese Week, traditional celebration the week before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масляниц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Maslenitsa, also called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Масля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Maslenitsa, also called Cheese Wee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на Всеедной неделе в четверток</text:p>
          </table:table-cell>
          <table:table-cell table:style-name="ce10" office:value-type="string" calcext:value-type="string">
            <text:p>Easter – 60</text:p>
          </table:table-cell>
          <table:table-cell table:style-name="ce12" office:value-type="string" calcext:value-type="string">
            <text:p>Thursday of “Omnivorous week,” also called week of Publican and Pharisee, first of three preparatory weeks for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Ваий</text:p>
          </table:table-cell>
          <table:table-cell table:style-name="ce10" office:value-type="string" calcext:value-type="string">
            <text:p>Easter – 7</text:p>
          </table:table-cell>
          <table:table-cell table:style-name="ce12" office:value-type="string" calcext:value-type="string">
            <text:p>Palm Sun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Мытаря и Фарисея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на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, also called omnivorous week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о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, also called omnivorous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Пасхи в понедельник</text:p>
          </table:table-cell>
          <table:table-cell table:style-name="ce10" office:value-type="string" calcext:value-type="string">
            <text:p>Easter + 1</text:p>
          </table:table-cell>
          <table:table-cell table:style-name="ce12" office:value-type="string" calcext:value-type="string">
            <text:p>Mon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Мироносиц</text:p>
          </table:table-cell>
          <table:table-cell table:style-name="ce10" office:value-type="string" calcext:value-type="string">
            <text:p>Easter + 14 to Easter + 20</text:p>
          </table:table-cell>
          <table:table-cell table:style-name="ce12" office:value-type="string" calcext:value-type="string">
            <text:p>Week of the Holy Myrrh Beare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Маие месяце 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еполовения Господн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аздника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Feast 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ознесения Господн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Возн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Вознесении в первое Воскр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ятидесятницы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Сошествии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Пятидесятницы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2" office:value-type="string" calcext:value-type="string">
            <text:p>Week of 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едьмой неделе по Пасхе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2" office:value-type="string" calcext:value-type="string">
            <text:p>Seventh week after Len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на Троицкой неделе</text:p>
          </table:table-cell>
          <table:table-cell table:style-name="ce10" office:value-type="string" calcext:value-type="string">
            <text:p>Easter + 50 to Easter + 55</text:p>
          </table:table-cell>
          <table:table-cell table:style-name="ce12" office:value-type="string" calcext:value-type="string">
            <text:p>Week between Pentecost and Trinity Sunday, also called Mermaid Week in Slavic tradi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на седьмой неделе в четверг</text:p>
          </table:table-cell>
          <table:table-cell table:style-name="ce10" office:value-type="string" calcext:value-type="string">
            <text:p>Easter + 53</text:p>
          </table:table-cell>
          <table:table-cell table:style-name="ce12" office:value-type="string" calcext:value-type="string">
            <text:p>Seventh Thurs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Троицкая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First sunday after 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Тройцын день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Живоначальн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, also day of the Holy Trini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вят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, also day of the Holy Trini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Тройцыне дне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ый день Петрова поста</text:p>
          </table:table-cell>
          <table:table-cell table:style-name="ce10" office:value-type="string" calcext:value-type="string">
            <text:p>Easter + 57</text:p>
          </table:table-cell>
          <table:table-cell table:style-name="ce12" office:value-type="string" calcext:value-type="string">
            <text:p>The first day of St. Peter’s Fa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ую седмицу Петрова поста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2" office:value-type="string" calcext:value-type="string">
            <text:p>The first week of St. Peter’s Fa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на девятой неделе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2" office:value-type="string" calcext:value-type="string">
            <text:p>Ninth week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евятой неделе по Пасхе в пяток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week after Easter on Fri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девятой пятнице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week after Easter on Fri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Святой недели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Friday after Holy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на десятой неделе</text:p>
          </table:table-cell>
          <table:table-cell table:style-name="ce10" office:value-type="string" calcext:value-type="string">
            <text:p>Easter + 64 to Easter + 70</text:p>
          </table:table-cell>
          <table:table-cell table:style-name="ce12" office:value-type="string" calcext:value-type="string">
            <text:p>Tenth week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Июня месяца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городе 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десятую после Светлого Воскресения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десятую пятницу по Пасх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десятую пятницу после Светлого Воскресения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пятницу десятой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на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Пасх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Светлого Воскресенья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Святой недел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Holy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сятое Воскресенье по Пасхе</text:p>
          </table:table-cell>
          <table:table-cell table:style-name="ce10" office:value-type="string" calcext:value-type="string">
            <text:p>Easter + 70</text:p>
          </table:table-cell>
          <table:table-cell table:style-name="ce12" office:value-type="string" calcext:value-type="string">
            <text:p>Tenth Sun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одинадцатую пятницу по Пасхе</text:p>
          </table:table-cell>
          <table:table-cell table:style-name="ce10" office:value-type="string" calcext:value-type="string">
            <text:p>Easter + 75</text:p>
          </table:table-cell>
          <table:table-cell table:style-name="ce12" office:value-type="string" calcext:value-type="string">
            <text:p>Elev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одиннадцатую пятницы после Пасхи</text:p>
          </table:table-cell>
          <table:table-cell table:style-name="ce10" office:value-type="string" calcext:value-type="string">
            <text:p>Easter + 75</text:p>
          </table:table-cell>
          <table:table-cell table:style-name="ce12" office:value-type="string" calcext:value-type="string">
            <text:p>Elev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пятницу второй надесять недели по Пасхе</text:p>
          </table:table-cell>
          <table:table-cell table:style-name="ce10" office:value-type="string" calcext:value-type="string">
            <text:p>Easter + 82</text:p>
          </table:table-cell>
          <table:table-cell table:style-name="ce12" office:value-type="string" calcext:value-type="string">
            <text:p>“второй надесять” is an old way of saying “twelfth,” so this is the Twelf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Фомину неделю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Фомину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St. Thomas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Светлом Воскресении в неделю Фомину</text:p>
          </table:table-cell>
          <table:table-cell table:style-name="ce10" office:value-type="string" calcext:value-type="string">
            <text:p>Easter to Easter + 14</text:p>
          </table:table-cell>
          <table:table-cell table:style-name="ce12" office:value-type="string" calcext:value-type="string">
            <text:p>Easter to St. Thomas’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ветлой неделе</text:p>
          </table:table-cell>
          <table:table-cell table:style-name="ce10" office:value-type="string" calcext:value-type="string">
            <text:p>Easter to Easter +6</text:p>
          </table:table-cell>
          <table:table-cell table:style-name="ce12" office:value-type="string" calcext:value-type="string">
            <text:p>Bright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проводах Светлой седмицы</text:p>
          </table:table-cell>
          <table:table-cell table:style-name="ce10" office:value-type="string" calcext:value-type="string">
            <text:p>Easter to Easter +6</text:p>
          </table:table-cell>
          <table:table-cell table:style-name="ce12" office:value-type="string" calcext:value-type="string">
            <text:p>Bright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</text:p>
          </table:table-cell>
          <table:table-cell table:style-name="ce10" office:value-type="string" calcext:value-type="string">
            <text:p>Various</text:p>
          </table:table-cell>
          <table:table-cell table:style-name="ce12" office:value-type="string" calcext:value-type="string">
            <text:p>cut off names of saints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Св</text:p>
          </table:table-cell>
          <table:table-cell table:style-name="ce10" office:value-type="string" calcext:value-type="string">
            <text:p>Various</text:p>
          </table:table-cell>
          <table:table-cell table:style-name="ce12" office:value-type="string" calcext:value-type="string">
            <text:p>cut off names of saints</text:p>
          </table:table-cell>
          <table:table-cell/>
        </table:table-row>
        <table:table-row table:style-name="ro1" table:number-rows-repeated="10484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4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14:25:08.62680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9:50:21.189000000</meta:creation-date>
    <dc:date>2015-01-28T16:29:07.463194739</dc:date>
    <meta:editing-duration>PT2H22M34S</meta:editing-duration>
    <meta:editing-cycles>6</meta:editing-cycles>
    <meta:generator>LibreOffice/4.2.6.3$Linux_X86_64 LibreOffice_project/420m0$Build-3</meta:generator>
    <meta:document-statistic meta:table-count="1" meta:cell-count="566" meta:object-count="0"/>
  </office:meta>
</office:document-meta>
</file>